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0A0000021C11FB59D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xi Sans1" svg:font-family="'Luxi Sans'" style:font-pitch="variable"/>
    <style:font-face style:name="Tahoma" svg:font-family="Tahoma" style:font-pitch="variable"/>
    <style:font-face style:name="Nimbus Roman No9 L" svg:font-family="'Nimbus Roman No9 L'" style:font-family-generic="roman" style:font-pitch="variable"/>
    <style:font-face style:name="Luxi Sans" svg:font-family="'Luxi Sans'" style:font-family-generic="swiss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grama de Secuencia</text:p>
      <text:p text:style-name="Standard">Metodo:<text:tab/>pruneCandidatesOne()</text:p>
      <text:p text:style-name="Standard">Clase:<text:tab/><text:tab/>DataSet</text:p>
      <text:p text:style-name="Standard"/>
      <text:p text:style-name="Standard"><draw:frame draw:style-name="fr1" draw:name="gráficos2" text:anchor-type="as-char" svg:width="23.94cm" style:rel-width="100%" svg:height="14.247cm" style:rel-height="81%" draw:z-index="0"><draw:image xlink:href="Pictures/100000000000050A0000021C11FB59D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xi Sans1" svg:font-family="'Luxi Sans'" style:font-pitch="variable"/>
    <style:font-face style:name="Tahoma" svg:font-family="Tahoma" style:font-pitch="variable"/>
    <style:font-face style:name="Nimbus Roman No9 L" svg:font-family="'Nimbus Roman No9 L'" style:font-family-generic="roman" style:font-pitch="variable"/>
    <style:font-face style:name="Luxi Sans" svg:font-family="'Luxi San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s" fo:country="ES" style:font-name-asian="Luxi Sans1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uxi Sans" fo:font-size="14pt" style:font-name-asian="Luxi Sans1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6-07-11T12:42:16</meta:creation-date>
    <dc:date>2006-07-11T12:49:04</dc:date>
    <dc:language>es-ES</dc:language>
    <meta:editing-cycles>2</meta:editing-cycles>
    <meta:editing-duration>PT6M48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4" meta:word-count="7" meta:character-count="65"/>
  </office:meta>
</office:document-meta>
</file>